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.231cm" svg:height="9.005cm" svg:x="8.012cm" svg:y="12.749cm">
            <draw:object draw:notify-on-update-of-ranges="Sheet1.B29:Sheet1.B29 Sheet1.B30:Sheet1.B65 Sheet1.C29:Sheet1.C29 Sheet1.C30:Sheet1.C6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905cm" svg:y="38.482cm">
            <draw:object draw:notify-on-update-of-ranges="Sheet1.F62:Sheet1.F62 Sheet1.F63:Sheet1.F98 Sheet1.G62:Sheet1.G62 Sheet1.G63:Sheet1.G9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-2</text:p>
          </table:table-cell>
          <table:table-cell table:number-columns-repeated="6"/>
          <table:table-cell office:value-type="string" calcext:value-type="string">
            <text:p>B=tan(βd)</text:p>
          </table:table-cell>
          <table:table-cell table:number-columns-repeated="2"/>
          <table:table-cell office:value-type="string" calcext:value-type="string">
            <text:p>スミスチャート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/m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=0</text:p>
          </table:table-cell>
          <table:table-cell table:number-columns-repeated="2"/>
          <table:table-cell office:value-type="float" office:value="45.12" calcext:value-type="float">
            <text:p>45.12</text:p>
          </table:table-cell>
          <table:table-cell/>
          <table:table-cell office:value-type="string" calcext:value-type="string">
            <text:p>D-0</text:p>
          </table:table-cell>
          <table:table-cell/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x^max/mm</text:p>
          </table:table-cell>
          <table:table-cell table:style-name="ce1" office:value-type="float" office:value="108.7" calcext:value-type="float">
            <text:p>108.7</text:p>
          </table:table-cell>
          <table:table-cell table:number-columns-repeated="3"/>
          <table:table-cell table:formula="of:=([.C6]+100)/[.E4]" office:value-type="float" office:value="4.93018617021277" calcext:value-type="float">
            <text:p>4.9301861702</text:p>
          </table:table-cell>
          <table:table-cell/>
          <table:table-cell table:formula="of:=TAN(2*3.14/45.15*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x_min/mm</text:p>
          </table:table-cell>
          <table:table-cell table:style-name="ce1" office:value-type="float" office:value="122.45" calcext:value-type="float">
            <text:p>122.4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=3</text:p>
          </table:table-cell>
          <table:table-cell table:number-columns-repeated="4"/>
          <table:table-cell office:value-type="string" calcext:value-type="string">
            <text:p>D-3</text:p>
          </table:table-cell>
          <table:table-cell table:number-columns-repeated="4"/>
          <table:table-cell office:value-type="string" calcext:value-type="string">
            <text:p>D=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x^max/mm</text:p>
          </table:table-cell>
          <table:table-cell table:style-name="ce1" office:value-type="float" office:value="97.7" calcext:value-type="float">
            <text:p>97.7</text:p>
          </table:table-cell>
          <table:table-cell table:number-columns-repeated="3"/>
          <table:table-cell table:formula="of:=([.C10]+100)/[.E4]" office:value-type="float" office:value="4.63098404255319" calcext:value-type="float">
            <text:p>4.6309840426</text:p>
          </table:table-cell>
          <table:table-cell/>
          <table:table-cell table:style-name="ce2" table:formula="of:=TAN(2*3.14/45.15*3)" office:value-type="float" office:value="0.44330896650517" calcext:value-type="float">
            <text:p>0.443308966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style-name="ce1" office:value-type="string" calcext:value-type="string">
            <text:p>x_min/mm</text:p>
          </table:table-cell>
          <table:table-cell table:style-name="ce1" office:value-type="float" office:value="108.95" calcext:value-type="float">
            <text:p>108.9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97" calcext:value-type="float">
            <text:p>0.9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=5</text:p>
          </table:table-cell>
          <table:table-cell table:number-columns-repeated="4"/>
          <table:table-cell office:value-type="string" calcext:value-type="string">
            <text:p>D=5</text:p>
          </table:table-cell>
          <table:table-cell table:number-columns-repeated="4"/>
          <table:table-cell office:value-type="string" calcext:value-type="string">
            <text:p>D=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x^max/mm</text:p>
          </table:table-cell>
          <table:table-cell table:style-name="ce1" office:value-type="float" office:value="96.7" calcext:value-type="float">
            <text:p>96.7</text:p>
          </table:table-cell>
          <table:table-cell table:number-columns-repeated="3"/>
          <table:table-cell table:formula="of:=([.C14]+100)/[.E4]" office:value-type="float" office:value="4.60882092198582" calcext:value-type="float">
            <text:p>4.608820922</text:p>
          </table:table-cell>
          <table:table-cell/>
          <table:table-cell table:style-name="ce2" table:formula="of:=TAN(2*3.14/45.15*5)" office:value-type="float" office:value="0.834556276472875" calcext:value-type="float">
            <text:p>0.834556276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style-name="ce1" office:value-type="string" calcext:value-type="string">
            <text:p>x_min/mm</text:p>
          </table:table-cell>
          <table:table-cell table:style-name="ce1" office:value-type="float" office:value="107.95" calcext:value-type="float">
            <text:p>107.95</text:p>
          </table:table-cell>
          <table:table-cell table:number-columns-repeated="8"/>
          <table:table-cell office:value-type="float" office:value="0.66" calcext:value-type="float">
            <text:p>0.66</text:p>
          </table:table-cell>
          <table:table-cell office:value-type="float" office:value="-0.57" calcext:value-type="float">
            <text:p>-0.57</text:p>
          </table:table-cell>
          <table:table-cell office:value-type="float" office:value="0.86" calcext:value-type="float">
            <text:p>0.8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=6</text:p>
          </table:table-cell>
          <table:table-cell table:number-columns-repeated="4"/>
          <table:table-cell office:value-type="string" calcext:value-type="string">
            <text:p>D=6</text:p>
          </table:table-cell>
          <table:table-cell table:number-columns-repeated="4"/>
          <table:table-cell office:value-type="string" calcext:value-type="string">
            <text:p>D=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x^max/mm</text:p>
          </table:table-cell>
          <table:table-cell table:style-name="ce1" office:value-type="float" office:value="95.3" calcext:value-type="float">
            <text:p>95.3</text:p>
          </table:table-cell>
          <table:table-cell table:number-columns-repeated="3"/>
          <table:table-cell table:formula="of:=([.C18]+100)/[.E4]" office:value-type="float" office:value="4.58776595744681" calcext:value-type="float">
            <text:p>4.5877659574</text:p>
          </table:table-cell>
          <table:table-cell/>
          <table:table-cell table:style-name="ce2" table:formula="of:=TAN(2*3.14/45.15*6)" office:value-type="float" office:value="1.10347621178411" calcext:value-type="float">
            <text:p>1.1034762118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style-name="ce1" office:value-type="string" calcext:value-type="string">
            <text:p>x_min/mm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8"/>
          <table:table-cell office:value-type="float" office:value="0.32" calcext:value-type="float">
            <text:p>0.32</text:p>
          </table:table-cell>
          <table:table-cell office:value-type="float" office:value="-0.53" calcext:value-type="float">
            <text:p>-0.53</text:p>
          </table:table-cell>
          <table:table-cell office:value-type="float" office:value="0.75" calcext:value-type="float">
            <text:p>0.7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=7</text:p>
          </table:table-cell>
          <table:table-cell table:number-columns-repeated="4"/>
          <table:table-cell office:value-type="string" calcext:value-type="string">
            <text:p>D=7</text:p>
          </table:table-cell>
          <table:table-cell table:number-columns-repeated="4"/>
          <table:table-cell office:value-type="string" calcext:value-type="string">
            <text:p>D=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x^max/mm</text:p>
          </table:table-cell>
          <table:table-cell table:style-name="ce1" office:value-type="float" office:value="94.22" calcext:value-type="float">
            <text:p>94.22</text:p>
          </table:table-cell>
          <table:table-cell table:number-columns-repeated="3"/>
          <table:table-cell table:formula="of:=([.C22]+100)/[.E4]" office:value-type="float" office:value="4.56227836879433" calcext:value-type="float">
            <text:p>4.5622783688</text:p>
          </table:table-cell>
          <table:table-cell/>
          <table:table-cell table:style-name="ce2" table:formula="of:=TAN(2*3.14/45.15*7)" office:value-type="float" office:value="1.47066332554757" calcext:value-type="float">
            <text:p>1.470663325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style-name="ce1" office:value-type="string" calcext:value-type="string">
            <text:p>x_min/mm</text:p>
          </table:table-cell>
          <table:table-cell table:style-name="ce1" office:value-type="float" office:value="105.85" calcext:value-type="float">
            <text:p>105.85</text:p>
          </table:table-cell>
          <table:table-cell table:number-columns-repeated="8"/>
          <table:table-cell office:value-type="float" office:value="0.14" calcext:value-type="float">
            <text:p>0.14</text:p>
          </table:table-cell>
          <table:table-cell office:value-type="float" office:value="-0.42" calcext:value-type="float">
            <text:p>-0.42</text:p>
          </table:table-cell>
          <table:table-cell office:value-type="float" office:value="0.7" calcext:value-type="float">
            <text:p>0.7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B-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/mm</text:p>
          </table:table-cell>
          <table:table-cell office:value-type="string" calcext:value-type="string">
            <text:p>I/μA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.7" calcext:value-type="float">
            <text:p>117.7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.5" calcext:value-type="float">
            <text:p>118.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.75" calcext:value-type="float">
            <text:p>119.7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.8" calcext:value-type="float">
            <text:p>120.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.9" calcext:value-type="float">
            <text:p>124.9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.4" calcext:value-type="float">
            <text:p>126.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.4" calcext:value-type="float">
            <text:p>127.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.7" calcext:value-type="float">
            <text:p>128.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.2" calcext:value-type="float">
            <text:p>130.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.35" calcext:value-type="float">
            <text:p>131.35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.9" calcext:value-type="float">
            <text:p>140.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.2" calcext:value-type="float">
            <text:p>142.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3.2" calcext:value-type="float">
            <text:p>143.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.4" calcext:value-type="float">
            <text:p>144.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.15" calcext:value-type="float">
            <text:p>145.15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.3" calcext:value-type="float">
            <text:p>148.3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.1" calcext:value-type="float">
            <text:p>149.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.3" calcext:value-type="float">
            <text:p>150.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.45" calcext:value-type="float">
            <text:p>151.4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.85" calcext:value-type="float">
            <text:p>152.8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.9" calcext:value-type="float">
            <text:p>153.9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.55" calcext:value-type="float">
            <text:p>162.5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極大/mm</text:p>
          </table:table-cell>
          <table:table-cell office:value-type="string" calcext:value-type="string">
            <text:p>極小/mm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3.5" calcext:value-type="float">
            <text:p>163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1.7" calcext:value-type="float">
            <text:p>101.7</text:p>
          </table:table-cell>
          <table:table-cell office:value-type="float" office:value="113.175" calcext:value-type="float">
            <text:p>113.175</text:p>
          </table:table-cell>
          <table:table-cell/>
          <table:table-cell office:value-type="string" calcext:value-type="string">
            <text:p>λg/m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4.85" calcext:value-type="float">
            <text:p>164.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3.95" calcext:value-type="float">
            <text:p>123.95</text:p>
          </table:table-cell>
          <table:table-cell office:value-type="float" office:value="135.675" calcext:value-type="float">
            <text:p>135.675</text:p>
          </table:table-cell>
          <table:table-cell/>
          <table:table-cell table:formula="of:=2*([.G56]-[.G55])" office:value-type="float" office:value="45" calcext:value-type="float">
            <text:p>45</text:p>
          </table:table-cell>
          <table:table-cell/>
          <table:table-cell office:value-type="string" calcext:value-type="string">
            <text:p>平均λg/m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.9" calcext:value-type="float">
            <text:p>165.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6.85" calcext:value-type="float">
            <text:p>146.85</text:p>
          </table:table-cell>
          <table:table-cell office:value-type="float" office:value="158.375" calcext:value-type="float">
            <text:p>158.375</text:p>
          </table:table-cell>
          <table:table-cell/>
          <table:table-cell table:formula="of:=2*([.G57]-[.G56])" office:value-type="float" office:value="45.4" calcext:value-type="float">
            <text:p>45.4</text:p>
          </table:table-cell>
          <table:table-cell/>
          <table:table-cell table:formula="of:=([.I56]+[.I57]+[.I58])/3" office:value-type="float" office:value="45.15" calcext:value-type="float">
            <text:p>45.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9.05" calcext:value-type="float">
            <text:p>169.05</text:p>
          </table:table-cell>
          <table:table-cell office:value-type="float" office:value="180.9" calcext:value-type="float">
            <text:p>180.9</text:p>
          </table:table-cell>
          <table:table-cell/>
          <table:table-cell table:formula="of:=2*([.G58]-[.G57])" office:value-type="float" office:value="45.05" calcext:value-type="float">
            <text:p>45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7.65" calcext:value-type="float">
            <text:p>167.65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.95" calcext:value-type="float">
            <text:p>170.95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.65" calcext:value-type="float">
            <text:p>171.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.8" calcext:value-type="float">
            <text:p>172.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|sin{2π(l-lm)/λg</text:p>
          </table:table-cell>
          <table:table-cell office:value-type="string" calcext:value-type="string">
            <text:p>I/μ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SIN(2*3.14*([.B30]-113.175)/45.15))" office:value-type="float" office:value="0.588652494617568" calcext:value-type="float">
            <text:p>0.5886524946</text:p>
          </table:table-cell>
          <table:table-cell table:formula="of:=[.C30]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.3" calcext:value-type="float">
            <text:p>175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BS(SIN(2*3.14*([.B31]-113.175)/45.15))" office:value-type="float" office:value="0.674778439527469" calcext:value-type="float">
            <text:p>0.6747784395</text:p>
          </table:table-cell>
          <table:table-cell table:formula="of:=[.C3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.45" calcext:value-type="float">
            <text:p>176.4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ABS(SIN(2*3.14*([.B32]-113.175)/45.15))" office:value-type="float" office:value="0.792275499109385" calcext:value-type="float">
            <text:p>0.7922754991</text:p>
          </table:table-cell>
          <table:table-cell table:formula="of:=[.C3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BS(SIN(2*3.14*([.B33]-113.175)/45.15))" office:value-type="float" office:value="0.872636858709011" calcext:value-type="float">
            <text:p>0.8726368587</text:p>
          </table:table-cell>
          <table:table-cell table:formula="of:=[.C33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BS(SIN(2*3.14*([.B34]-113.175)/45.15))" office:value-type="float" office:value="0.94164560374792" calcext:value-type="float">
            <text:p>0.9416456037</text:p>
          </table:table-cell>
          <table:table-cell table:formula="of:=[.C3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BS(SIN(2*3.14*([.B35]-113.175)/45.15))" office:value-type="float" office:value="0.988982062951579" calcext:value-type="float">
            <text:p>0.988982063</text:p>
          </table:table-cell>
          <table:table-cell table:formula="of:=[.C35]" office:value-type="float" office:value="4.5" calcext:value-type="float">
            <text:p>4.5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BS(SIN(2*3.14*([.B36]-113.175)/45.15))" office:value-type="float" office:value="0.998197157194895" calcext:value-type="float">
            <text:p>0.9981971572</text:p>
          </table:table-cell>
          <table:table-cell table:formula="of:=[.C36]" office:value-type="float" office:value="4.5" calcext:value-type="float">
            <text:p>4.5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BS(SIN(2*3.14*([.B37]-113.175)/45.15))" office:value-type="float" office:value="0.964118356542723" calcext:value-type="float">
            <text:p>0.9641183565</text:p>
          </table:table-cell>
          <table:table-cell table:formula="of:=[.C3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BS(SIN(2*3.14*([.B38]-113.175)/45.15))" office:value-type="float" office:value="0.918001025591834" calcext:value-type="float">
            <text:p>0.9180010256</text:p>
          </table:table-cell>
          <table:table-cell table:formula="of:=[.C38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BS(SIN(2*3.14*([.B39]-113.175)/45.15))" office:value-type="float" office:value="0.831715623884364" calcext:value-type="float">
            <text:p>0.8317156239</text:p>
          </table:table-cell>
          <table:table-cell table:formula="of:=[.C3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BS(SIN(2*3.14*([.B40]-113.175)/45.15))" office:value-type="float" office:value="0.698681423176189" calcext:value-type="float">
            <text:p>0.6986814232</text:p>
          </table:table-cell>
          <table:table-cell table:formula="of:=[.C40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BS(SIN(2*3.14*([.B41]-113.175)/45.15))" office:value-type="float" office:value="0.575812089749209" calcext:value-type="float">
            <text:p>0.5758120897</text:p>
          </table:table-cell>
          <table:table-cell table:formula="of:=[.C41]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42]-135.675)/45.15))" office:value-type="float" office:value="0.565939644675924" calcext:value-type="float">
            <text:p>0.5659396447</text:p>
          </table:table-cell>
          <table:table-cell table:formula="of:=[.C42]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43]-135.675)/45.15))" office:value-type="float" office:value="0.664448231726976" calcext:value-type="float">
            <text:p>0.6644482317</text:p>
          </table:table-cell>
          <table:table-cell table:formula="of:=[.C4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44]-135.675)/45.15))" office:value-type="float" office:value="0.78801293291628" calcext:value-type="float">
            <text:p>0.7880129329</text:p>
          </table:table-cell>
          <table:table-cell table:formula="of:=[.C4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45]-135.675)/45.15))" office:value-type="float" office:value="0.865759839492343" calcext:value-type="float">
            <text:p>0.8657598395</text:p>
          </table:table-cell>
          <table:table-cell table:formula="of:=[.C4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46]-135.675)/45.15))" office:value-type="float" office:value="0.936872751690784" calcext:value-type="float">
            <text:p>0.9368727517</text:p>
          </table:table-cell>
          <table:table-cell table:formula="of:=[.C4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47]-135.675)/45.15))" office:value-type="float" office:value="0.968190770808276" calcext:value-type="float">
            <text:p>0.9681907708</text:p>
          </table:table-cell>
          <table:table-cell table:formula="of:=[.C47]" office:value-type="float" office:value="4.5" calcext:value-type="float">
            <text:p>4.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48]-135.675)/45.15))" office:value-type="float" office:value="0.982892238958902" calcext:value-type="float">
            <text:p>0.982892239</text:p>
          </table:table-cell>
          <table:table-cell table:formula="of:=[.C48]" office:value-type="float" office:value="4.5" calcext:value-type="float">
            <text:p>4.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49]-135.675)/45.15))" office:value-type="float" office:value="0.956361262176619" calcext:value-type="float">
            <text:p>0.9563612622</text:p>
          </table:table-cell>
          <table:table-cell table:formula="of:=[.C4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50]-135.675)/45.15))" office:value-type="float" office:value="0.894527642425347" calcext:value-type="float">
            <text:p>0.8945276424</text:p>
          </table:table-cell>
          <table:table-cell table:formula="of:=[.C50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51]-135.675)/45.15))" office:value-type="float" office:value="0.811910703248753" calcext:value-type="float">
            <text:p>0.8119107032</text:p>
          </table:table-cell>
          <table:table-cell table:formula="of:=[.C5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52]-135.675)/45.15))" office:value-type="float" office:value="0.683603803998882" calcext:value-type="float">
            <text:p>0.683603804</text:p>
          </table:table-cell>
          <table:table-cell table:formula="of:=[.C5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53]-135.675)/45.15))" office:value-type="float" office:value="0.570112257853439" calcext:value-type="float">
            <text:p>0.5701122579</text:p>
          </table:table-cell>
          <table:table-cell table:formula="of:=[.C53]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54]-158.375)/45.15))" office:value-type="float" office:value="0.548616640844528" calcext:value-type="float">
            <text:p>0.5486166408</text:p>
          </table:table-cell>
          <table:table-cell table:formula="of:=[.C54]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55]-158.375)/45.15))" office:value-type="float" office:value="0.653989478116135" calcext:value-type="float">
            <text:p>0.6539894781</text:p>
          </table:table-cell>
          <table:table-cell table:formula="of:=[.C5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56]-158.375)/45.15))" office:value-type="float" office:value="0.783712253526006" calcext:value-type="float">
            <text:p>0.7837122535</text:p>
          </table:table-cell>
          <table:table-cell table:formula="of:=[.C5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57]-158.375)/45.15))" office:value-type="float" office:value="0.865759839492345" calcext:value-type="float">
            <text:p>0.8657598395</text:p>
          </table:table-cell>
          <table:table-cell table:formula="of:=[.C5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58]-158.375)/45.15))" office:value-type="float" office:value="0.931918649896935" calcext:value-type="float">
            <text:p>0.9319186499</text:p>
          </table:table-cell>
          <table:table-cell table:formula="of:=[.C5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59]-158.375)/45.15))" office:value-type="float" office:value="0.960856543557477" calcext:value-type="float">
            <text:p>0.9608565436</text:p>
          </table:table-cell>
          <table:table-cell table:formula="of:=[.C59]" office:value-type="float" office:value="4.5" calcext:value-type="float">
            <text:p>4.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60]-158.375)/45.15))" office:value-type="float" office:value="0.984149367541972" calcext:value-type="float">
            <text:p>0.9841493675</text:p>
          </table:table-cell>
          <table:table-cell table:formula="of:=[.C60]" office:value-type="float" office:value="4.5" calcext:value-type="float">
            <text:p>4.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61]-158.375)/45.15))" office:value-type="float" office:value="0.962248800203217" calcext:value-type="float">
            <text:p>0.9622488002</text:p>
          </table:table-cell>
          <table:table-cell table:formula="of:=[.C6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62]-158.375)/45.15))" office:value-type="float" office:value="0.906615109077893" calcext:value-type="float">
            <text:p>0.9066151091</text:p>
          </table:table-cell>
          <table:table-cell table:formula="of:=[.C62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63]-158.375)/45.15))" office:value-type="float" office:value="0.823913010762786" calcext:value-type="float">
            <text:p>0.8239130108</text:p>
          </table:table-cell>
          <table:table-cell table:formula="of:=[.C6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64]-158.375)/45.15))" office:value-type="float" office:value="0.708564611595873" calcext:value-type="float">
            <text:p>0.7085646116</text:p>
          </table:table-cell>
          <table:table-cell table:formula="of:=[.C6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2" table:formula="of:=ABS(SIN(2*3.14*([.B65]-158.375)/45.15))" office:value-type="float" office:value="0.587127929667126" calcext:value-type="float">
            <text:p>0.5871279297</text:p>
          </table:table-cell>
          <table:table-cell table:formula="of:=[.C65]" office:value-type="float" office:value="0.5" calcext:value-type="float">
            <text:p>0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2:27:34.198364506</meta:creation-date>
    <dc:date>2016-05-30T15:49:46.430493559</dc:date>
    <meta:editing-duration>PT2H52M</meta:editing-duration>
    <meta:editing-cycles>4</meta:editing-cycles>
    <meta:generator>LibreOffice/4.2.8.2$Linux_X86_64 LibreOffice_project/420m0$Build-2</meta:generator>
    <meta:document-statistic meta:table-count="1" meta:cell-count="2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232cm" svg:height="9.006cm" xlink:href=".." xlink:type="simple" chart:class="chart:scatter" chart:style-name="ch1">
        <chart:legend chart:legend-position="end" svg:x="25.253cm" svg:y="4.204cm" style:legend-expansion="high" chart:style-name="ch2"/>
        <chart:plot-area chart:style-name="ch3" table:cell-range-address="Sheet1.B29:Sheet1.C65" chart:data-source-has-labels="row" svg:x="0.543cm" svg:y="0.152cm" svg:width="24.164cm" svg:height="8.646cm">
          <chartooo:coordinate-region svg:x="1.27cm" svg:y="0.352cm" svg:width="23.1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0:Sheet1.C65" chart:label-cell-address="Sheet1.C29:Sheet1.C29" chart:class="chart:scatter">
            <chart:domain table:cell-range-address="Sheet1.B30:Sheet1.B65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I/μA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.7">
                <text:p>117.7</text:p>
                <draw:g>
                  <svg:desc>Sheet1.B30:Sheet1.B65</svg:desc>
                </draw:g>
              </table:table-cell>
              <table:table-cell office:value-type="float" office:value="0.5">
                <text:p>0.5</text:p>
                <draw:g>
                  <svg:desc>Sheet1.C30:Sheet1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.5">
                <text:p>11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.75">
                <text:p>119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.8">
                <text:p>12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">
                <text:p>123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.9">
                <text:p>124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4">
                <text:p>126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.4">
                <text:p>127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.7">
                <text:p>128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.2">
                <text:p>13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35">
                <text:p>131.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.9">
                <text:p>14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.2">
                <text:p>14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3.2">
                <text:p>14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.4">
                <text:p>14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.15">
                <text:p>145.1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.3">
                <text:p>148.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.1">
                <text:p>149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.3">
                <text:p>15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.45">
                <text:p>151.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.85">
                <text:p>152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.9">
                <text:p>153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.55">
                <text:p>162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.5">
                <text:p>16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.85">
                <text:p>164.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.9">
                <text:p>165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">
                <text:p>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7.65">
                <text:p>167.6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.95">
                <text:p>170.9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.65">
                <text:p>171.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.8">
                <text:p>17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.3">
                <text:p>17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.45">
                <text:p>176.4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1cm" svg:y="4.201cm" style:legend-expansion="high" chart:style-name="ch2"/>
        <chart:plot-area chart:style-name="ch3" table:cell-range-address="Sheet1.F62:Sheet1.G98" chart:data-source-has-labels="row" svg:x="0.32cm" svg:y="0.18cm" svg:width="13.97cm" svg:height="8.64cm">
          <chartooo:coordinate-region svg:x="1.047cm" svg:y="0.38cm" svg:width="13.14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63:Sheet1.G98" chart:label-cell-address="Sheet1.G62:Sheet1.G62" chart:class="chart:scatter">
            <chart:domain table:cell-range-address="Sheet1.F63:Sheet1.F98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I/μA</text:p>
                <draw:g>
                  <svg:desc>Sheet1.G62:Sheet1.G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8652494617568">
                <text:p>0.588652494617568</text:p>
                <draw:g>
                  <svg:desc>Sheet1.F63:Sheet1.F98</svg:desc>
                </draw:g>
              </table:table-cell>
              <table:table-cell office:value-type="float" office:value="0.5">
                <text:p>0.5</text:p>
                <draw:g>
                  <svg:desc>Sheet1.G63:Sheet1.G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778439527469">
                <text:p>0.674778439527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92275499109385">
                <text:p>0.792275499109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2636858709011">
                <text:p>0.8726368587090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164560374792">
                <text:p>0.94164560374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982062951579">
                <text:p>0.98898206295157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197157194895">
                <text:p>0.99819715719489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4118356542723">
                <text:p>0.964118356542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8001025591834">
                <text:p>0.9180010255918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1715623884364">
                <text:p>0.831715623884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8681423176189">
                <text:p>0.698681423176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5812089749209">
                <text:p>0.575812089749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5939644675924">
                <text:p>0.5659396446759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448231726976">
                <text:p>0.664448231726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801293291628">
                <text:p>0.78801293291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5759839492343">
                <text:p>0.865759839492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36872751690784">
                <text:p>0.936872751690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8190770808276">
                <text:p>0.96819077080827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2892238958902">
                <text:p>0.98289223895890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6361262176619">
                <text:p>0.9563612621766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4527642425347">
                <text:p>0.894527642425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1910703248753">
                <text:p>0.811910703248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83603803998882">
                <text:p>0.683603803998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0112257853439">
                <text:p>0.570112257853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8616640844528">
                <text:p>0.5486166408445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3989478116135">
                <text:p>0.65398947811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3712253526006">
                <text:p>0.783712253526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65759839492345">
                <text:p>0.865759839492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1918649896935">
                <text:p>0.9319186498969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0856543557477">
                <text:p>0.96085654355747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4149367541972">
                <text:p>0.98414936754197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2248800203217">
                <text:p>0.962248800203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6615109077893">
                <text:p>0.9066151090778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3913010762786">
                <text:p>0.823913010762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8564611595873">
                <text:p>0.708564611595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7127929667126">
                <text:p>0.58712792966712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